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163b74" officeooo:paragraph-rsid="00163b74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ENT:</text:p>
      <text:p text:style-name="P1"/>
      <text:p text:style-name="P1">darshan1@darshan1-VirtualBox:~$ sudo apt-get update</text:p>
      <text:p text:style-name="P1">[sudo] password for darshan1: </text:p>
      <text:p text:style-name="P1">Hit:1 http://in.archive.ubuntu.com/ubuntu focal InRelease</text:p>
      <text:p text:style-name="P1">Hit:2 http://in.archive.ubuntu.com/ubuntu focal-updates InRelease</text:p>
      <text:p text:style-name="P1">Hit:3 http://in.archive.ubuntu.com/ubuntu focal-backports InRelease <text:s text:c="2"/></text:p>
      <text:p text:style-name="P1">Get:4 http://security.ubuntu.com/ubuntu focal-security InRelease [114 kB]</text:p>
      <text:p text:style-name="P1">Get:5 http://security.ubuntu.com/ubuntu focal-security/main amd64 DEP-11 Metadata [35.7 kB]</text:p>
      <text:p text:style-name="P1">Get:6 http://security.ubuntu.com/ubuntu focal-security/universe amd64 DEP-11 Metadata [64.4 kB]</text:p>
      <text:p text:style-name="P1">Get:7 http://security.ubuntu.com/ubuntu focal-security/multiverse amd64 DEP-11 Metadata [2,464 B]</text:p>
      <text:p text:style-name="P1">Fetched 216 kB in 2s (99.3 kB/s) <text:s text:c="37"/></text:p>
      <text:p text:style-name="P1">Reading package lists... Done</text:p>
      <text:p text:style-name="P1">darshan1@darshan1-VirtualBox:~$ sudo apt install openssh-server</text:p>
      <text:p text:style-name="P1">Reading package lists... Done</text:p>
      <text:p text:style-name="P1">Building dependency tree <text:s text:c="6"/></text:p>
      <text:p text:style-name="P1">Reading state information... Done</text:p>
      <text:p text:style-name="P1">The following additional packages will be installed:</text:p>
      <text:p text:style-name="P1"><text:s text:c="2"/>ncurses-term openssh-sftp-server ssh-import-id</text:p>
      <text:p text:style-name="P1">Suggested packages:</text:p>
      <text:p text:style-name="P1"><text:s text:c="2"/>molly-guard monkeysphere ssh-askpass</text:p>
      <text:p text:style-name="P1">The following NEW packages will be installed:</text:p>
      <text:p text:style-name="P1"><text:s text:c="2"/>ncurses-term openssh-server openssh-sftp-server ssh-import-id</text:p>
      <text:p text:style-name="P1">0 upgraded, 4 newly installed, 0 to remove and 3 not upgraded.</text:p>
      <text:p text:style-name="P1">Need to get 688 kB of archives.</text:p>
      <text:p text:style-name="P1">After this operation, 6,010 kB of additional disk space will be used.</text:p>
      <text:p text:style-name="P1">Do you want to continue? [Y/n] Y</text:p>
      <text:p text:style-name="P1">Get:1 http://in.archive.ubuntu.com/ubuntu focal/main amd64 ncurses-term all 6.2-0ubuntu2 [249 kB]</text:p>
      <text:p text:style-name="P1">Get:2 http://in.archive.ubuntu.com/ubuntu focal-updates/main amd64 openssh-sftp-server amd64 1:8.2p1-4ubuntu0.3 [51.5 kB]</text:p>
      <text:p text:style-name="P1">Get:3 http://in.archive.ubuntu.com/ubuntu focal-updates/main amd64 openssh-server amd64 1:8.2p1-4ubuntu0.3 [377 kB]</text:p>
      <text:p text:style-name="P1">Get:4 http://in.archive.ubuntu.com/ubuntu focal/main amd64 ssh-import-id all 5.10-0ubuntu1 [10.0 kB]</text:p>
      <text:p text:style-name="P1">Fetched 688 kB in 3s (214 kB/s) <text:s text:c="4"/></text:p>
      <text:p text:style-name="P1">Preconfiguring packages ...</text:p>
      <text:p text:style-name="P1">Selecting previously unselected package ncurses-term.</text:p>
      <text:p text:style-name="P1">(Reading database ... 183975 files and directories currently installed.</text:p>
      <text:p text:style-name="P1">)</text:p>
      <text:p text:style-name="P1">Preparing to unpack .../ncurses-term_6.2-0ubuntu2_all.deb ...</text:p>
      <text:p text:style-name="P1">Unpacking ncurses-term (6.2-0ubuntu2) ...</text:p>
      <text:p text:style-name="P1"><text:soft-page-break/>Selecting previously unselected package openssh-sftp-server.</text:p>
      <text:p text:style-name="P1">Preparing to unpack .../openssh-sftp-server_1%3a8.2p1-4ubuntu0.3_amd64.</text:p>
      <text:p text:style-name="P1">deb ...</text:p>
      <text:p text:style-name="P1">Unpacking openssh-sftp-server (1:8.2p1-4ubuntu0.3) ...</text:p>
      <text:p text:style-name="P1">Selecting previously unselected package openssh-server.</text:p>
      <text:p text:style-name="P1">Preparing to unpack .../openssh-server_1%3a8.2p1-4ubuntu0.3_amd64.deb .</text:p>
      <text:p text:style-name="P1">..</text:p>
      <text:p text:style-name="P1">Unpacking openssh-server (1:8.2p1-4ubuntu0.3) ...</text:p>
      <text:p text:style-name="P1">Selecting previously unselected package ssh-import-id.</text:p>
      <text:p text:style-name="P1">Preparing to unpack .../ssh-import-id_5.10-0ubuntu1_all.deb ...</text:p>
      <text:p text:style-name="P1">Unpacking ssh-import-id (5.10-0ubuntu1) ...</text:p>
      <text:p text:style-name="P1">Setting up openssh-sftp-server (1:8.2p1-4ubuntu0.3) ...</text:p>
      <text:p text:style-name="P1">Setting up openssh-server (1:8.2p1-4ubuntu0.3) ...</text:p>
      <text:p text:style-name="P1"/>
      <text:p text:style-name="P1">Creating config file /etc/ssh/sshd_config with new version</text:p>
      <text:p text:style-name="P1">Creating SSH2 RSA key; this may take some time ...</text:p>
      <text:p text:style-name="P1">3072 SHA256:70U8jonDKEpgvHpL1CQxlyOy9SLxnN9037QNjoXOMgk root@darshan1-V</text:p>
      <text:p text:style-name="P1">irtualBox (RSA)</text:p>
      <text:p text:style-name="P1">Creating SSH2 ECDSA key; this may take some time ...</text:p>
      <text:p text:style-name="P1">256 SHA256:VjWZ5SVIN14WO1G/ICBxU/DRKnKtXR7//I9gDEmUl4M root@darshan1-Vi</text:p>
      <text:p text:style-name="P1">rtualBox (ECDSA)</text:p>
      <text:p text:style-name="P1">Creating SSH2 ED25519 key; this may take some time ...</text:p>
      <text:p text:style-name="P1">256 SHA256:nCQg9/33ZogXmPPTvbWGWg+JV5UpX/fQ+84d+7XiIXE root@darshan1-Vi</text:p>
      <text:p text:style-name="P1">rtualBox (ED25519)</text:p>
      <text:p text:style-name="P1">Created symlink /etc/systemd/system/sshd.service → /lib/systemd/system/</text:p>
      <text:p text:style-name="P1">ssh.service.</text:p>
      <text:p text:style-name="P1">Created symlink /etc/systemd/system/multi-user.target.wants/ssh.service</text:p>
      <text:p text:style-name="P1"><text:s/>→ /lib/systemd/system/ssh.service.</text:p>
      <text:p text:style-name="P1">rescue-ssh.target is a disabled or a static unit, not starting it.</text:p>
      <text:p text:style-name="P1">Setting up ssh-import-id (5.10-0ubuntu1) ...</text:p>
      <text:p text:style-name="P1">Attempting to convert /etc/ssh/ssh_import_id</text:p>
      <text:p text:style-name="P1">Setting up ncurses-term (6.2-0ubuntu2) ...</text:p>
      <text:p text:style-name="P1">Processing triggers for systemd (245.4-4ubuntu3.13) ...</text:p>
      <text:p text:style-name="P1">Processing triggers for man-db (2.9.1-1) ...</text:p>
      <text:p text:style-name="P1">Processing triggers for ufw (0.36-6ubuntu1) ...</text:p>
      <text:p text:style-name="P1">darshan1@darshan1-VirtualBox:~$ ip a</text:p>
      <text:p text:style-name="P1">1: lo: &lt;LOOPBACK,UP,LOWER_UP&gt; mtu 65536 qdisc noqueue state UNKNOWN group default qlen 1000</text:p>
      <text:p text:style-name="P1"><text:s text:c="4"/>link/loopback 00:00:00:00:00:00 brd 00:00:00:00:00:00</text:p>
      <text:p text:style-name="P1"><text:s text:c="4"/>inet 127.0.0.1/8 scope host lo</text:p>
      <text:p text:style-name="P1"><text:s text:c="7"/>valid_lft forever preferred_lft forever</text:p>
      <text:p text:style-name="P1"><text:s text:c="4"/>inet6 ::1/128 scope host </text:p>
      <text:p text:style-name="P1"><text:soft-page-break/><text:s text:c="7"/>valid_lft forever preferred_lft forever</text:p>
      <text:p text:style-name="P1">2: enp0s3: &lt;BROADCAST,MULTICAST,UP,LOWER_UP&gt; mtu 1500 qdisc fq_codel state UP group default qlen 1000</text:p>
      <text:p text:style-name="P1"><text:s text:c="4"/>link/ether 08:00:27:29:cc:7f brd ff:ff:ff:ff:ff:ff</text:p>
      <text:p text:style-name="P1"><text:s text:c="4"/>inet 10.0.2.15/24 brd 10.0.2.255 scope global dynamic noprefixroute enp0s3</text:p>
      <text:p text:style-name="P1"><text:s text:c="7"/>valid_lft 82337sec preferred_lft 82337sec</text:p>
      <text:p text:style-name="P1"><text:s text:c="4"/>inet6 fe80::c3e:ba8c:2f8f:9976/64 scope link noprefixroute </text:p>
      <text:p text:style-name="P1"><text:s text:c="7"/>valid_lft forever preferred_lft forever</text:p>
      <text:p text:style-name="P1">darshan1@darshan1-VirtualBox:~$ ip a</text:p>
      <text:p text:style-name="P1">1: lo: &lt;LOOPBACK,UP,LOWER_UP&gt; mtu 65536 qdisc noqueue state UNKNOWN group default qlen 1000</text:p>
      <text:p text:style-name="P1"><text:s text:c="4"/>link/loopback 00:00:00:00:00:00 brd 00:00:00:00:00:00</text:p>
      <text:p text:style-name="P1"><text:s text:c="4"/>inet 127.0.0.1/8 scope host lo</text:p>
      <text:p text:style-name="P1"><text:s text:c="7"/>valid_lft forever preferred_lft forever</text:p>
      <text:p text:style-name="P1"><text:s text:c="4"/>inet6 ::1/128 scope host </text:p>
      <text:p text:style-name="P1"><text:s text:c="7"/>valid_lft forever preferred_lft forever</text:p>
      <text:p text:style-name="P1">2: enp0s3: &lt;BROADCAST,MULTICAST,UP,LOWER_UP&gt; mtu 1500 qdisc fq_codel state UP group default qlen 1000</text:p>
      <text:p text:style-name="P1"><text:s text:c="4"/>link/ether 08:00:27:29:cc:7f brd ff:ff:ff:ff:ff:ff</text:p>
      <text:p text:style-name="P1"><text:s text:c="4"/>inet 192.168.43.136/24 brd 192.168.43.255 scope global dynamic noprefixroute enp0s3</text:p>
      <text:p text:style-name="P1"><text:s text:c="7"/>valid_lft 3574sec preferred_lft 3574sec</text:p>
      <text:p text:style-name="P1"><text:s text:c="4"/>inet6 fe80::c3e:ba8c:2f8f:9976/64 scope link noprefixroute </text:p>
      <text:p text:style-name="P1"><text:s text:c="7"/>valid_lft forever preferred_lft forever</text:p>
      <text:p text:style-name="P1">darshan1@darshan1-VirtualBox:~$ sudo ufw allow 22</text:p>
      <text:p text:style-name="P1">Rules updated</text:p>
      <text:p text:style-name="P1">Rules updated (v6)</text:p>
      <text:p text:style-name="P1">darshan1@darshan1-VirtualBox:~$ ssh darshan@192.168.43.225</text:p>
      <text:p text:style-name="P1">ssh: connect to host 192.168.43.225 port 22: No route to host</text:p>
      <text:p text:style-name="P1">darshan1@darshan1-VirtualBox:~$ ssh darshan@192.168.43.235</text:p>
      <text:p text:style-name="P1">The authenticity of host '192.168.43.235 (192.168.43.235)' can't be established.</text:p>
      <text:p text:style-name="P1">ECDSA key fingerprint is SHA256:RgTTOc7DGKIqfeydeHKce3BU8QAxGlD2pD2cDr6HZTs.</text:p>
      <text:p text:style-name="P1">Are you sure you want to continue connecting (yes/no/[fingerprint])? yes</text:p>
      <text:p text:style-name="P1">Warning: Permanently added '192.168.43.235' (ECDSA) to the list of known hosts.</text:p>
      <text:p text:style-name="P1">darshan@192.168.43.235's password: </text:p>
      <text:p text:style-name="P1">Welcome to Ubuntu 20.04.3 LTS (GNU/Linux 5.11.0-40-generic x86_64)</text:p>
      <text:p text:style-name="P1"/>
      <text:p text:style-name="P1"><text:s/>* Documentation: <text:s/>https://help.ubuntu.com</text:p>
      <text:p text:style-name="P1"><text:s/>* Management: <text:s text:c="4"/>https://landscape.canonical.com</text:p>
      <text:p text:style-name="P1"><text:s/>* Support: <text:s text:c="7"/>https://ubuntu.com/advantage</text:p>
      <text:p text:style-name="P1"/>
      <text:p text:style-name="P1">165 updates can be applied immediately.</text:p>
      <text:p text:style-name="P1">95 of these updates are standard security updates.</text:p>
      <text:p text:style-name="P1"><text:soft-page-break/>To see these additional updates run: apt list --upgradable</text:p>
      <text:p text:style-name="P1"/>
      <text:p text:style-name="P1">Your Hardware Enablement Stack (HWE) is supported until April 2025.</text:p>
      <text:p text:style-name="P1"/>
      <text:p text:style-name="P1">The programs included with the Ubuntu system are free software;</text:p>
      <text:p text:style-name="P1">the exact distribution terms for each program are described in the</text:p>
      <text:p text:style-name="P1">individual files in /usr/share/doc/*/copyright.</text:p>
      <text:p text:style-name="P1"/>
      <text:p text:style-name="P1">Ubuntu comes with ABSOLUTELY NO WARRANTY, to the extent permitted by</text:p>
      <text:p text:style-name="P1">applicable law.</text:p>
      <text:p text:style-name="P1"/>
      <text:p text:style-name="P1">darshan@darshan-VirtualBox:~$ exit</text:p>
      <text:p text:style-name="P1">logout</text:p>
      <text:p text:style-name="P1">Connection to 192.168.43.235 closed.</text:p>
      <text:p text:style-name="P1">darshan1@darshan1-VirtualBox:~$ cd .ssh</text:p>
      <text:p text:style-name="P1">darshan1@darshan1-VirtualBox:~/.ssh$ ls -l</text:p>
      <text:p text:style-name="P1">total 4</text:p>
      <text:p text:style-name="P1">-rw-r--r-- 1 darshan1 darshan1 222 Nov 25 18:07 known_hosts</text:p>
      <text:p text:style-name="P1">darshan1@darshan1-VirtualBox:~/.ssh$ ssh-keygen</text:p>
      <text:p text:style-name="P1">Generating public/private rsa key pair.</text:p>
      <text:p text:style-name="P1">Enter file in which to save the key (/home/darshan1/.ssh/id_rsa): </text:p>
      <text:p text:style-name="P1">Enter passphrase (empty for no passphrase): </text:p>
      <text:p text:style-name="P1">Enter same passphrase again: </text:p>
      <text:p text:style-name="P1">Your identification has been saved in /home/darshan1/.ssh/id_rsa</text:p>
      <text:p text:style-name="P1">Your public key has been saved in /home/darshan1/.ssh/id_rsa.pub</text:p>
      <text:p text:style-name="P1">The key fingerprint is:</text:p>
      <text:p text:style-name="P1">SHA256:8ga1yw40BCbOiIJCwkcJV8zdyYji9EX6HYHrQs3Jc9E darshan1@darshan1-VirtualBox</text:p>
      <text:p text:style-name="P1">The key's randomart image is:</text:p>
      <text:p text:style-name="P1">+---[RSA 3072]----+</text:p>
      <text:p text:style-name="P1">|oo+oB.+.=.o <text:s text:c="5"/>|</text:p>
      <text:p text:style-name="P1">|==.B =.= =.E <text:s text:c="4"/>|</text:p>
      <text:p text:style-name="P1">|* * o.* +.. <text:s text:c="5"/>|</text:p>
      <text:p text:style-name="P1">|o <text:s/>. +.O.o. <text:s text:c="5"/>|</text:p>
      <text:p text:style-name="P1">| <text:s text:c="3"/>. *.S. <text:s text:c="6"/>|</text:p>
      <text:p text:style-name="P1">| <text:s text:c="4"/>o B . <text:s text:c="6"/>|</text:p>
      <text:p text:style-name="P1">| <text:s text:c="5"/>o = <text:s text:c="7"/>|</text:p>
      <text:p text:style-name="P1">| <text:s text:c="6"/>+ <text:s text:c="8"/>|</text:p>
      <text:p text:style-name="P1">| <text:s text:c="7"/>. <text:s text:c="7"/>|</text:p>
      <text:p text:style-name="P1">+----[SHA256]-----+</text:p>
      <text:p text:style-name="P1">darshan1@darshan1-VirtualBox:~/.ssh$ ls -la</text:p>
      <text:p text:style-name="P1">total 20</text:p>
      <text:p text:style-name="P1">drwx------ <text:s/>2 darshan1 darshan1 4096 Nov 25 18:09 .</text:p>
      <text:p text:style-name="P1">drwxr-xr-x 16 darshan1 darshan1 4096 Nov 25 18:07 ..</text:p>
      <text:p text:style-name="P1"><text:soft-page-break/>-rw------- <text:s/>1 darshan1 darshan1 2622 Nov 25 18:09 id_rsa</text:p>
      <text:p text:style-name="P1">-rw-r--r-- <text:s/>1 darshan1 darshan1 <text:s/>582 Nov 25 18:09 id_rsa.pub</text:p>
      <text:p text:style-name="P1">-rw-r--r-- <text:s/>1 darshan1 darshan1 <text:s/>222 Nov 25 18:07 known_hosts</text:p>
      <text:p text:style-name="P1">darshan1@darshan1-VirtualBox:~/.ssh$ cat id_rsa.pub</text:p>
      <text:p text:style-name="P1">ssh-rsa AAAAB3NzaC1yc2EAAAADAQABAAABgQCcCcQQhPmGNgwWx8zu5wupozg0KdFL+TQ0FoqVpNUg0LiBXzIZvMDhzI6oLfB/v5DGiOkuq1cLq34juLe0B8e0H+RUazRhASnMIas6oE8vC4fZsvUo38ZTLmgTbXyPUY3KBuXzv9z5UUUrkrFl1kBWfc+P9sXn9LWZuyF/lF8NAFq6tunN+wPX+2Q34W+H1kJZERNg4TZQVV02s7sOM4YTepjG7snZv2RHc/jV02Y9+MSdtyoJtw/uFnLa3kHlwS+TJwQc8+7gybpn9kZuaMl4I9yTkw3olUW3qXMbczNBGnDoal1BiUwkzegRQZAIjxio0qYU/JwPuv3kpofhMNkhHprSImDmD/zWEH/rrCXb6cvHmgScztXSFZCfPxIewLNUkFaBs9jHHN6kT3CL5FnG0y855dirt21UOFUEumvcV/rCqCvgcH25A2wuRz3MRnfpL+spGaSf1/moNbS//YW3Yp6PKOw3ECggnIHE+6SHR02GkX2jJxEiLT+sMMmNpAU= darshan1@darshan1-VirtualBox</text:p>
      <text:p text:style-name="P1">darshan1@darshan1-VirtualBox:~/.ssh$ ^C</text:p>
      <text:p text:style-name="P1">darshan1@darshan1-VirtualBox:~/.ssh$ ssh darshan@192.168.43.235</text:p>
      <text:p text:style-name="P1">Welcome to Ubuntu 20.04.3 LTS (GNU/Linux 5.11.0-40-generic x86_64)</text:p>
      <text:p text:style-name="P1"/>
      <text:p text:style-name="P1"><text:s/>* Documentation: <text:s/>https://help.ubuntu.com</text:p>
      <text:p text:style-name="P1"><text:s/>* Management: <text:s text:c="4"/>https://landscape.canonical.com</text:p>
      <text:p text:style-name="P1"><text:s/>* Support: <text:s text:c="7"/>https://ubuntu.com/advantage</text:p>
      <text:p text:style-name="P1"/>
      <text:p text:style-name="P1">165 updates can be applied immediately.</text:p>
      <text:p text:style-name="P1">95 of these updates are standard security updates.</text:p>
      <text:p text:style-name="P1">To see these additional updates run: apt list --upgradable</text:p>
      <text:p text:style-name="P1"/>
      <text:p text:style-name="P1">Your Hardware Enablement Stack (HWE) is supported until April 2025.</text:p>
      <text:p text:style-name="P1">Last login: Thu Nov 25 18:08:02 2021 from 192.168.43.136</text:p>
      <text:p text:style-name="P1">darshan@darshan-VirtualBox:~$ exit</text:p>
      <text:p text:style-name="P1">logout</text:p>
      <text:p text:style-name="P1">Connection to 192.168.43.235 closed.</text:p>
      <text:p text:style-name="P1">darshan1@darshan1-VirtualBox:~/.ssh$ ansible --version</text:p>
      <text:p text:style-name="P1">ansible 2.9.6</text:p>
      <text:p text:style-name="P1"><text:s text:c="2"/>config file = /etc/ansible/ansible.cfg</text:p>
      <text:p text:style-name="P1"><text:s text:c="2"/>configured module search path = ['/home/darshan1/.ansible/plugins/modules', '/usr/share/ansible/plugins/modules']</text:p>
      <text:p text:style-name="P1"><text:s text:c="2"/>ansible python module location = /usr/lib/python3/dist-packages/ansible</text:p>
      <text:p text:style-name="P1"><text:s text:c="2"/>executable location = /usr/bin/ansible</text:p>
      <text:p text:style-name="P1"><text:s text:c="2"/>python version = 3.8.10 (default, Sep 28 2021, 16:10:42) [GCC 9.3.0]</text:p>
      <text:p text:style-name="P1">darshan1@darshan1-VirtualBox:~/.ssh$ ip a</text:p>
      <text:p text:style-name="P1">1: lo: &lt;LOOPBACK,UP,LOWER_UP&gt; mtu 65536 qdisc noqueue state UNKNOWN group default qlen 1000</text:p>
      <text:p text:style-name="P1"><text:soft-page-break/><text:s text:c="4"/>link/loopback 00:00:00:00:00:00 brd 00:00:00:00:00:00</text:p>
      <text:p text:style-name="P1"><text:s text:c="4"/>inet 127.0.0.1/8 scope host lo</text:p>
      <text:p text:style-name="P1"><text:s text:c="7"/>valid_lft forever preferred_lft forever</text:p>
      <text:p text:style-name="P1"><text:s text:c="4"/>inet6 ::1/128 scope host </text:p>
      <text:p text:style-name="P1"><text:s text:c="7"/>valid_lft forever preferred_lft forever</text:p>
      <text:p text:style-name="P1">2: enp0s3: &lt;BROADCAST,MULTICAST,UP,LOWER_UP&gt; mtu 1500 qdisc fq_codel state UP group default qlen 1000</text:p>
      <text:p text:style-name="P1"><text:s text:c="4"/>link/ether 08:00:27:29:cc:7f brd ff:ff:ff:ff:ff:ff</text:p>
      <text:p text:style-name="P1"><text:s text:c="4"/>inet 192.168.43.136/24 brd 192.168.43.255 scope global dynamic noprefixroute enp0s3</text:p>
      <text:p text:style-name="P1"><text:s text:c="7"/>valid_lft 3595sec preferred_lft 3595sec</text:p>
      <text:p text:style-name="P1"><text:s text:c="4"/>inet6 2409:4071:d13:5edc:3d80:faf6:116:17a1/64 scope global temporary dynamic </text:p>
      <text:p text:style-name="P1"><text:s text:c="7"/>valid_lft 3514sec preferred_lft 3514sec</text:p>
      <text:p text:style-name="P1"><text:s text:c="4"/>inet6 2409:4071:d13:5edc:67f2:8502:ef7d:5248/64 scope global dynamic mngtmpaddr noprefixroute </text:p>
      <text:p text:style-name="P1"><text:s text:c="7"/>valid_lft 3514sec preferred_lft 3514sec</text:p>
      <text:p text:style-name="P1"><text:s text:c="4"/>inet6 fe80::c3e:ba8c:2f8f:9976/64 scope link noprefixroute </text:p>
      <text:p text:style-name="P1"><text:s text:c="7"/>valid_lft forever preferred_lft forever</text:p>
      <text:p text:style-name="P1">darshan1@darshan1-VirtualBox:~/.ssh$ cd</text:p>
      <text:p text:style-name="P1">darshan1@darshan1-VirtualBox:~$ sudo useradd sagar</text:p>
      <text:p text:style-name="P1">[sudo] password for darshan1: </text:p>
      <text:p text:style-name="P1">darshan1@darshan1-VirtualBox:~$ sudo useradd darshan1</text:p>
      <text:p text:style-name="P1">[sudo] password for darshan1: </text:p>
      <text:p text:style-name="P1">useradd: user 'darshan1' already exists</text:p>
      <text:p text:style-name="P1">darshan1@darshan1-VirtualBox:~$ sudo useradd darshan</text:p>
      <text:p text:style-name="P1">darshan1@darshan1-VirtualBox:~$ sudo passwd darshan</text:p>
      <text:p text:style-name="P1">New password: </text:p>
      <text:p text:style-name="P1">Retype new password: </text:p>
      <text:p text:style-name="P1">passwd: password updated successfully</text:p>
      <text:p text:style-name="P1">darshan1@darshan1-VirtualBox:~$ ip a</text:p>
      <text:p text:style-name="P1">1: lo: &lt;LOOPBACK,UP,LOWER_UP&gt; mtu 65536 qdisc noqueue state UNKNOWN group default qlen 1000</text:p>
      <text:p text:style-name="P1"><text:s text:c="4"/>link/loopback 00:00:00:00:00:00 brd 00:00:00:00:00:00</text:p>
      <text:p text:style-name="P1"><text:s text:c="4"/>inet 127.0.0.1/8 scope host lo</text:p>
      <text:p text:style-name="P1"><text:s text:c="7"/>valid_lft forever preferred_lft forever</text:p>
      <text:p text:style-name="P1"><text:s text:c="4"/>inet6 ::1/128 scope host </text:p>
      <text:p text:style-name="P1"><text:s text:c="7"/>valid_lft forever preferred_lft forever</text:p>
      <text:p text:style-name="P1">2: enp0s3: &lt;BROADCAST,MULTICAST,UP,LOWER_UP&gt; mtu 1500 qdisc fq_codel state UP group default qlen 1000</text:p>
      <text:p text:style-name="P1"><text:s text:c="4"/>link/ether 08:00:27:29:cc:7f brd ff:ff:ff:ff:ff:ff</text:p>
      <text:p text:style-name="P1"><text:s text:c="4"/>inet 192.168.43.136/24 brd 192.168.43.255 scope global dynamic noprefixroute enp0s3</text:p>
      <text:p text:style-name="P1"><text:s text:c="7"/>valid_lft 3231sec preferred_lft 3231sec</text:p>
      <text:p text:style-name="P1"><text:soft-page-break/><text:s text:c="4"/>inet6 2409:4071:d13:5edc:3d80:faf6:116:17a1/64 scope global temporary dynamic </text:p>
      <text:p text:style-name="P1"><text:s text:c="7"/>valid_lft 3476sec preferred_lft 3476sec</text:p>
      <text:p text:style-name="P1"><text:s text:c="4"/>inet6 2409:4071:d13:5edc:67f2:8502:ef7d:5248/64 scope global dynamic mngtmpaddr noprefixroute </text:p>
      <text:p text:style-name="P1"><text:s text:c="7"/>valid_lft 3476sec preferred_lft 3476sec</text:p>
      <text:p text:style-name="P1"><text:s text:c="4"/>inet6 fe80::c3e:ba8c:2f8f:9976/64 scope link noprefixroute </text:p>
      <text:p text:style-name="P1"><text:s text:c="7"/>valid_lft forever preferred_lft forever</text:p>
      <text:p text:style-name="P1">darshan1@darshan1-VirtualBox:~$ ls</text:p>
      <text:p text:style-name="P1">Desktop <text:s/>Documents <text:s/>Music <text:s text:c="4"/>Public <text:s text:c="4"/>test1</text:p>
      <text:p text:style-name="P1">dir1 <text:s text:c="4"/>Downloads <text:s/>Pictures <text:s/>Templates <text:s/>Videos</text:p>
      <text:p text:style-name="P1">darshan1@darshan1-VirtualBox:~$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18:50:35.557741720</meta:creation-date>
    <dc:date>2021-11-25T18:51:24.741706861</dc:date>
    <meta:editing-duration>PT50S</meta:editing-duration>
    <meta:editing-cycles>1</meta:editing-cycles>
    <meta:document-statistic meta:table-count="0" meta:image-count="0" meta:object-count="0" meta:page-count="7" meta:paragraph-count="228" meta:word-count="1210" meta:character-count="11989" meta:non-whitespace-character-count="10541"/>
    <meta:generator>LibreOffice/6.4.7.2$Linux_X86_64 LibreOffice_project/40$Build-2</meta:generator>
  </office:meta>
</office:document-meta>
</file>